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style:text-underline-style="solid" style:text-underline-width="auto" style:text-underline-color="font-color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0pt" style:text-underline-style="none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style:text-underline-style="solid" style:text-underline-width="auto" style:text-underline-color="font-color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style:text-underline-style="non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ciones Practica 1</text:p>
      <text:p text:style-name="P2"/>
      <text:p text:style-name="P4">5.2)<text:tab/>Array<text:tab/><text:tab/><text:tab/>Resultado</text:p>
      <text:p text:style-name="P4"><text:tab/>1,1,1,1,1...<text:tab/><text:tab/>32</text:p>
      <text:p text:style-name="P4"><text:tab/>2,2,2,2,2...<text:tab/><text:tab/>64</text:p>
      <text:p text:style-name="P4"><text:tab/>1,2,3,4,1,2,3,4...<text:tab/>80</text:p>
      <text:p text:style-name="P4"/>
      <text:p text:style-name="P4"/>
      <text:p text:style-name="P3">Ejercicios de la tabla 12</text:p>
      <text:p text:style-name="P4"/>
      <text:p text:style-name="P4"><text:tab/>Array<text:tab/><text:tab/><text:tab/><text:tab/><text:tab/><text:tab/><text:tab/><text:tab/>Resultado</text:p>
      <text:p text:style-name="P4">1)<text:tab/>0xffffffff...<text:tab/><text:tab/><text:tab/><text:tab/><text:tab/><text:tab/><text:tab/><text:tab/>0x01 ffffffe0</text:p>
      <text:p text:style-name="P4">2)<text:tab/>0x08000000<text:tab/><text:tab/><text:tab/><text:tab/><text:tab/><text:tab/><text:tab/>0x01 00000000</text:p>
      <text:p text:style-name="P4">3)<text:tab/>0x10000000, 0x200..., 0x400...,0x800...<text:tab/><text:tab/>0x07 80000000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berto Moreno</meta:initial-creator>
    <meta:creation-date>2012-10-16T16:59:33</meta:creation-date>
    <dc:date>2012-10-23T08:48:14</dc:date>
    <dc:creator>ALBERTO ALCARAZ</dc:creator>
    <meta:editing-duration>PT00H17M03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33" meta:character-count="274"/>
  </office:meta>
</office:document-meta>
</file>